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373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passthrough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wer passthrough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table:style-name="Default" office:value-type="string" calcext:value-type="string">
            <text:p>Need to redra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table:style-name="Default" office:value-type="string" calcext:value-type="string">
            <text:p>Same as O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table:style-name="Default"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idler</text:p>
          </table:table-cell>
          <table:table-cell table:style-name="Default"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latch</text:p>
          </table:table-cell>
          <table:table-cell table:style-name="Default"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table:style-name="Default"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table:style-name="Default"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16:09.448780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1T11:20:35.720977037</dc:date>
    <meta:editing-duration>PT5H5M50S</meta:editing-duration>
    <meta:editing-cycles>3</meta:editing-cycles>
    <meta:generator>LibreOffice/5.0.4.2$Linux_X86_64 LibreOffice_project/2b9802c1994aa0b7dc6079e128979269cf95bc78</meta:generator>
    <meta:document-statistic meta:table-count="1" meta:cell-count="62" meta:object-count="0"/>
  </office:meta>
</office:document-meta>
</file>